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c98c" officeooo:paragraph-rsid="0008c98c"/>
    </style:style>
    <style:style style:name="P2" style:family="paragraph" style:parent-style-name="Text_20_body">
      <style:text-properties officeooo:rsid="000a2bd1" officeooo:paragraph-rsid="000a2bd1"/>
    </style:style>
    <style:style style:name="P3" style:family="paragraph" style:parent-style-name="Text_20_body">
      <style:text-properties officeooo:rsid="000d3290" officeooo:paragraph-rsid="000d3290"/>
    </style:style>
    <style:style style:name="P4" style:family="paragraph" style:parent-style-name="Text_20_body">
      <style:text-properties officeooo:rsid="000f34ee" officeooo:paragraph-rsid="000f34ee"/>
    </style:style>
    <style:style style:name="P5" style:family="paragraph" style:parent-style-name="Text_20_body">
      <style:text-properties officeooo:rsid="0012d067" officeooo:paragraph-rsid="0012d067"/>
    </style:style>
    <style:style style:name="P6" style:family="paragraph" style:parent-style-name="Heading_20_2">
      <style:text-properties officeooo:rsid="000f34ee" officeooo:paragraph-rsid="0012d067"/>
    </style:style>
    <style:style style:name="P7" style:family="paragraph" style:parent-style-name="Heading_20_1">
      <style:text-properties officeooo:rsid="000a2bd1" officeooo:paragraph-rsid="000a2bd1"/>
    </style:style>
    <style:style style:name="P8" style:family="paragraph" style:parent-style-name="Heading_20_1">
      <style:text-properties officeooo:rsid="000d3290" officeooo:paragraph-rsid="000d3290"/>
    </style:style>
    <style:style style:name="P9" style:family="paragraph" style:parent-style-name="Heading_20_1">
      <style:text-properties officeooo:rsid="000f34ee" officeooo:paragraph-rsid="000f34ee"/>
    </style:style>
    <style:style style:name="P10" style:family="paragraph" style:parent-style-name="Heading_20_1">
      <style:paragraph-properties fo:break-before="page"/>
    </style:style>
    <style:style style:name="T1" style:family="text">
      <style:text-properties officeooo:rsid="000cf5b1"/>
    </style:style>
    <style:style style:name="T2" style:family="text">
      <style:text-properties officeooo:rsid="000e65c4"/>
    </style:style>
    <style:style style:name="T3" style:family="text">
      <style:text-properties officeooo:rsid="000f6d6f"/>
    </style:style>
    <style:style style:name="T4" style:family="text">
      <style:text-properties officeooo:rsid="000fea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N</text:span>otes sur le projet</text:p>
      <text:p text:style-name="P5">Le but du présent document est de permettre à une personne qui souhaite participer au projet de prendre connaissance de son but, de l'état actuel de son avancement et des problématiques rencontrées et résolues ainsi que des choses qui restent à faire et des problèmes soulevés et non encore résolus.</text:p>
      <text:h text:style-name="P10" text:outline-level="1">Idées pour le développement du projet</text:h>
      <text:h text:style-name="Heading_20_2" text:outline-level="2">Idée fondamentale</text:h>
      <text:p text:style-name="P2">Le but initial du projet est de permettre à un utilisateur de tenter de reproduire un rythme proposé par le logiciel en respectant le tempo et les figures rythmiques. Le logiciel devra être capable de faire écouter à l'utilisateur le résultat attendu et de comparer le résultat obtenu par l'utilisateur à celui attendu en lui indiquant les écarts dans le respect du rythme.</text:p>
      <text:h text:style-name="Heading_20_2" text:outline-level="2">Evolutions possibles</text:h>
      <text:p text:style-name="P2">Le projet pourra bien entendu être étendu de façon à offrir plus de possibilités parmi lesquelles :</text:p>
      <text:p text:style-name="P2">- la possibilité d'enregistrer des scores et de pouvoir comparer ses propres scores avec ceux de ses amis</text:p>
      <text:p text:style-name="P2">- la possibilité de jouer en mode « battle » ou 2 joueurs (ou plus) s'affrontent et tentent d'éliminer les adversaires en respectant mieux le rythme qu'eux.</text:p>
      <text:p text:style-name="P2">- la possibilité de jouer en mode « coop » ou 2 joueurs (ou plus) jouent chacun avec une sonorité choisie pour jouer un morceau de percussion en commun.</text:p>
      <text:h text:style-name="P8" text:outline-level="1">Organisation du développement du projet</text:h>
      <text:p text:style-name="P3">Il paraît intéressant de débuter le développement par l'élément de base de tout utilisateur qui veut travailler le rythme à savoir le métronome. Ensuite il faudra créer un moteur capable d'assurer la génération de figures rythmiques, leur affichage et leur sonorisation. Enfin un module capable de gérer la saisie d'un utilisateur et de comparer le résultat obtenu avec celui attendu et afficher les différences.</text:p>
      <text:h text:style-name="P7" text:outline-level="1">Idées pour le développement du métronome</text:h>
      <text:p text:style-name="P2">Le métronome est l'outil de base du rythme et peut à lui seul être un petit projet autonome.</text:p>
      <text:p text:style-name="P2">L'idée de création d'un métronome permet de mettre en œuvre la création et l'utilisation de composants. Il nécessite divers éléments intéressants à mettre en œuvre comme l'affichage de textes et d'images (avec utilisations de données mémorisées en ressources) mais aussi un peu plus complexes comme les animations (par exemple le balancier), la gestion des sons (pour jouer les « tics ») et aussi la gestion du timer pour déclencher des évènements. <text:span text:style-name="T2">Des outils complémentaires seront aussi nécessaires (gestion de settings, ...)</text:span></text:p>
      <text:h text:style-name="P9" text:outline-level="1">Notions abordées dans le développement</text:h>
      <text:p text:style-name="P4">Le projet dans son développement actuel met en œuvre les notions suivantes :</text:p>
      <text:p text:style-name="P4">- Création et configuration du projet au sein de QtCreator</text:p>
      <text:p text:style-name="P4">- Utilisation des contrôles <text:span text:style-name="T3">et layouts</text:span> de base et organisation en composants</text:p>
      <text:p text:style-name="P4">- Utilisation des propriétés et alias de propriétés des contrôles</text:p>
      <text:p text:style-name="P4">- <text:span text:style-name="T3">Utilisation de ressources</text:span></text:p>
      <text:p text:style-name="P4">- <text:span text:style-name="T3">Création et utilisation d'un Timer</text:span></text:p>
      <text:p text:style-name="P4">- <text:span text:style-name="T4">Définitions et utilisations de fonctions au sein d'un composant</text:span></text:p>
      <text:h text:style-name="P6" text:outline-level="2">TextEdit</text:h>
      <text:p text:style-name="P5">Conversion de valeurs en chaines et de chaines en valeur</text:p>
      <text:p text:style-name="P5"/>
      <text:h text:style-name="Heading_20_1" text:outline-level="1">Questions en suspens</text:h>
      <text:h text:style-name="Heading_20_2" text:outline-level="2">TextEdit</text:h>
      <text:p text:style-name="P1">Comment mettre un masque de saisie </text:p>
      <text:p text:style-name="P1">Comment mettre un validateur de sais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officeooo:rsid="000a2bd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09:44:48.424862000</meta:creation-date>
    <dc:date>2016-05-28T10:14:18.281541000</dc:date>
    <meta:editing-duration>PT29M27S</meta:editing-duration>
    <meta:editing-cycles>12</meta:editing-cycles>
    <meta:generator>LibreOffice/5.0.2.2$MacOSX_X86_64 LibreOffice_project/37b43f919e4de5eeaca9b9755ed688758a8251fe</meta:generator>
    <meta:document-statistic meta:table-count="0" meta:image-count="0" meta:object-count="0" meta:page-count="6" meta:paragraph-count="29" meta:word-count="489" meta:character-count="2993" meta:non-whitespace-character-count="2532"/>
  </office:meta>
</office:document-meta>
</file>